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 – zjistit alespoň celkové náklady</text:p>
          </table:table-cell>
          <table:table-cell table:number-columns-repeated="5"/>
          <table:table-cell office:value-type="string" calcext:value-type="string">
            <text:p>Tantiémy 2012: představenstvu 16 mil, DR 12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1:52:15.24066802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0-20T12:27:50.958134189</dc:date>
    <meta:editing-duration>P1DT8H11M33S</meta:editing-duration>
    <meta:editing-cycles>60</meta:editing-cycles>
    <meta:generator>LibreOffice/4.2.8.2$Linux_X86_64 LibreOffice_project/420m0$Build-2</meta:generator>
    <meta:document-statistic meta:table-count="4" meta:cell-count="873" meta:object-count="0"/>
  </office:meta>
</office:document-meta>
</file>